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5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ccccc"/>
      <style:text-properties fo:color="#b2b2b2"/>
    </style:style>
    <style:style style:name="ce7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4" table:default-cell-style-name="ce2"/>
        <table:table-column table:style-name="co1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5" table:default-cell-style-name="ce6"/>
        <table:table-column table:style-name="co1" table:default-cell-style-name="Default"/>
        <table:table-column table:style-name="co3" table:number-columns-repeated="5" table:default-cell-style-name="Default"/>
        <table:table-column table:style-name="co6" table:default-cell-style-name="ce2"/>
        <table:table-column table:style-name="co3" table:number-columns-repeated="1002" table:default-cell-style-name="Default"/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Total Run Time</text:p>
          </table:table-cell>
          <table:table-cell office:value-type="float" office:value="1835196" calcext:value-type="float">
            <text:p>1835196</text:p>
          </table:table-cell>
          <table:table-cell office:value-type="float" office:value="1171372" calcext:value-type="float">
            <text:p>1171372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2512392" calcext:value-type="float">
            <text:p>2512392</text:p>
          </table:table-cell>
          <table:table-cell office:value-type="float" office:value="862940" calcext:value-type="float">
            <text:p>862940</text:p>
          </table:table-cell>
          <table:table-cell/>
          <table:table-cell office:value-type="string" calcext:value-type="string">
            <text:p>Simple</text:p>
          </table:table-cell>
          <table:table-cell office:value-type="float" office:value="1722013" calcext:value-type="float">
            <text:p>1722013</text:p>
          </table:table-cell>
          <table:table-cell office:value-type="float" office:value="1068590" calcext:value-type="float">
            <text:p>1068590</text:p>
          </table:table-cell>
          <table:table-cell office:value-type="float" office:value="1164451" calcext:value-type="float">
            <text:p>1164451</text:p>
          </table:table-cell>
          <table:table-cell office:value-type="float" office:value="2476701" calcext:value-type="float">
            <text:p>2476701</text:p>
          </table:table-cell>
          <table:table-cell office:value-type="float" office:value="757510" calcext:value-type="float">
            <text:p>757510</text:p>
          </table:table-cell>
          <table:table-cell/>
          <table:table-cell office:value-type="string" calcext:value-type="string">
            <text:p>Simple N</text:p>
          </table:table-cell>
          <table:table-cell office:value-type="float" office:value="1578259" calcext:value-type="float">
            <text:p>1578259</text:p>
          </table:table-cell>
          <table:table-cell office:value-type="float" office:value="983222" calcext:value-type="float">
            <text:p>983222</text:p>
          </table:table-cell>
          <table:table-cell office:value-type="float" office:value="1096412" calcext:value-type="float">
            <text:p>1096412</text:p>
          </table:table-cell>
          <table:table-cell office:value-type="float" office:value="2363768" calcext:value-type="float">
            <text:p>2363768</text:p>
          </table:table-cell>
          <table:table-cell office:value-type="float" office:value="658799" calcext:value-type="float">
            <text:p>65879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247" calcext:value-type="float">
            <text:p>0.9247</text:p>
          </table:table-cell>
          <table:table-cell table:number-columns-repeated="2"/>
          <table:table-cell office:value-type="float" office:value="0.978" calcext:value-type="float">
            <text:p>0.978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9482" calcext:value-type="float">
            <text:p>0.9482</text:p>
          </table:table-cell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978" calcext:value-type="float">
            <text:p>0.9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462" calcext:value-type="float">
            <text:p>0.462</text:p>
          </table:table-cell>
          <table:table-cell office:value-type="float" office:value="0.6417" calcext:value-type="float">
            <text:p>0.6417</text:p>
          </table:table-cell>
          <table:table-cell table:number-columns-repeated="2"/>
          <table:table-cell office:value-type="float" office:value="0.6964" calcext:value-type="float">
            <text:p>0.6964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6565" calcext:value-type="float">
            <text:p>0.6565</text:p>
          </table:table-cell>
          <table:table-cell table:number-columns-repeated="2"/>
          <table:table-cell office:value-type="float" office:value="0.9022" calcext:value-type="float">
            <text:p>0.9022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877" calcext:value-type="float">
            <text:p>0.877</text:p>
          </table:table-cell>
          <table:table-cell office:value-type="float" office:value="0.924" calcext:value-type="float">
            <text:p>0.924</text:p>
          </table:table-cell>
          <table:table-cell office:value-type="float" office:value="0.803" calcext:value-type="float">
            <text:p>0.80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office:value-type="string" calcext:value-type="string">
            <text:p>Average Memory Access Time</text:p>
          </table:table-cell>
          <table:table-cell table:style-name="ce3" office:value-type="float" office:value="1.9003" calcext:value-type="float">
            <text:p>1.9003</text:p>
          </table:table-cell>
          <table:table-cell table:style-name="ce3" office:value-type="float" office:value="2.4679" calcext:value-type="float">
            <text:p>2.4679</text:p>
          </table:table-cell>
          <table:table-cell table:style-name="ce3" office:value-type="float" office:value="2.5042" calcext:value-type="float">
            <text:p>2.5042</text:p>
          </table:table-cell>
          <table:table-cell table:style-name="ce3" office:value-type="float" office:value="1.4677" calcext:value-type="float">
            <text:p>1.4677</text:p>
          </table:table-cell>
          <table:table-cell table:style-name="ce3" office:value-type="float" office:value="3.0144" calcext:value-type="float">
            <text:p>3.0144</text:p>
          </table:table-cell>
          <table:table-cell table:formula="of:=AVERAGE([.C5:.G5])" office:value-type="float" office:value="2.2709" calcext:value-type="float">
            <text:p>2.2709</text:p>
          </table:table-cell>
          <table:table-cell table:style-name="ce3"/>
          <table:table-cell table:style-name="ce3" office:value-type="float" office:value="1.6739" calcext:value-type="float">
            <text:p>1.6739</text:p>
          </table:table-cell>
          <table:table-cell table:style-name="ce3" office:value-type="float" office:value="2.0509" calcext:value-type="float">
            <text:p>2.0509</text:p>
          </table:table-cell>
          <table:table-cell table:style-name="ce3" office:value-type="float" office:value="2.215" calcext:value-type="float">
            <text:p>2.215</text:p>
          </table:table-cell>
          <table:table-cell table:style-name="ce3" office:value-type="float" office:value="1.3963" calcext:value-type="float">
            <text:p>1.3963</text:p>
          </table:table-cell>
          <table:table-cell table:style-name="ce3" office:value-type="float" office:value="2.4303" calcext:value-type="float">
            <text:p>2.4303</text:p>
          </table:table-cell>
          <table:table-cell table:style-name="ce7" table:formula="of:=AVERAGE([.J5:.N5])" office:value-type="float" office:value="1.95328" calcext:value-type="float">
            <text:p>1.95328</text:p>
          </table:table-cell>
          <table:table-cell table:style-name="ce5"/>
          <table:table-cell table:style-name="ce5" office:value-type="float" office:value="1.3864" calcext:value-type="float">
            <text:p>1.3864</text:p>
          </table:table-cell>
          <table:table-cell table:style-name="ce5" office:value-type="float" office:value="1.7045" calcext:value-type="float">
            <text:p>1.7045</text:p>
          </table:table-cell>
          <table:table-cell table:style-name="ce5" office:value-type="float" office:value="1.9877" calcext:value-type="float">
            <text:p>1.9877</text:p>
          </table:table-cell>
          <table:table-cell table:style-name="ce5" office:value-type="float" office:value="1.1705" calcext:value-type="float">
            <text:p>1.1705</text:p>
          </table:table-cell>
          <table:table-cell table:style-name="ce5" office:value-type="float" office:value="1.8835" calcext:value-type="float">
            <text:p>1.8835</text:p>
          </table:table-cell>
          <table:table-cell table:formula="of:=AVERAGE([.Q5:.U5])" office:value-type="float" office:value="1.62652" calcext:value-type="float">
            <text:p>1.62652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4598" calcext:value-type="float">
            <text:p>0.459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.3883" calcext:value-type="float">
            <text:p>1.3883</text:p>
          </table:table-cell>
          <table:table-cell office:value-type="float" office:value="0.8777" calcext:value-type="float">
            <text:p>0.8777</text:p>
          </table:table-cell>
          <table:table-cell table:number-columns-repeated="2"/>
          <table:table-cell office:value-type="float" office:value="0.4297" calcext:value-type="float">
            <text:p>0.4297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9002" calcext:value-type="float">
            <text:p>0.9002</text:p>
          </table:table-cell>
          <table:table-cell office:value-type="float" office:value="1.4339" calcext:value-type="float">
            <text:p>1.4339</text:p>
          </table:table-cell>
          <table:table-cell office:value-type="float" office:value="1.1887" calcext:value-type="float">
            <text:p>1.1887</text:p>
          </table:table-cell>
          <table:table-cell table:number-columns-repeated="2"/>
          <table:table-cell office:value-type="float" office:value="1.0916" calcext:value-type="float">
            <text:p>1.0916</text:p>
          </table:table-cell>
          <table:table-cell office:value-type="float" office:value="1.7007" calcext:value-type="float">
            <text:p>1.7007</text:p>
          </table:table-cell>
          <table:table-cell office:value-type="float" office:value="2.1307" calcext:value-type="float">
            <text:p>2.1307</text:p>
          </table:table-cell>
          <table:table-cell office:value-type="float" office:value="0.5121" calcext:value-type="float">
            <text:p>0.5121</text:p>
          </table:table-cell>
          <table:table-cell office:value-type="float" office:value="2.4155" calcext:value-type="float">
            <text:p>2.4155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157" calcext:value-type="float">
            <text:p>0.0157</text:p>
          </table:table-cell>
          <table:table-cell table:number-columns-repeated="2"/>
          <table:table-cell office:value-type="float" office:value="0.0123" calcext:value-type="float">
            <text:p>0.012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36" calcext:value-type="float">
            <text:p>0.0236</text:p>
          </table:table-cell>
          <table:table-cell table:number-columns-repeated="2"/>
          <table:table-cell office:value-type="float" office:value="0.041" calcext:value-type="float">
            <text:p>0.04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639" calcext:value-type="float">
            <text:p>0.0639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2817" calcext:value-type="float">
            <text:p>0.2817</text:p>
          </table:table-cell>
          <table:table-cell table:number-columns-repeated="2"/>
          <table:table-cell office:value-type="float" office:value="0.2091" calcext:value-type="float">
            <text:p>0.2091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4297" calcext:value-type="float">
            <text:p>0.4297</text:p>
          </table:table-cell>
          <table:table-cell table:number-columns-repeated="2"/>
          <table:table-cell office:value-type="float" office:value="0.1865" calcext:value-type="float">
            <text:p>0.1865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4233" calcext:value-type="float">
            <text:p>0.4233</text:p>
          </table:table-cell>
          <table:table-cell table:number-columns-repeated="1003"/>
        </table:table-row>
        <table:table-row table:style-name="ro1">
          <table:table-cell table:style-name="ce2" table:number-columns-repeated="7"/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Total Run Time</text:p>
          </table:table-cell>
          <table:table-cell office:value-type="float" office:value="1685802" calcext:value-type="float">
            <text:p>1685802</text:p>
          </table:table-cell>
          <table:table-cell office:value-type="float" office:value="1095493" calcext:value-type="float">
            <text:p>1095493</text:p>
          </table:table-cell>
          <table:table-cell office:value-type="float" office:value="1185316" calcext:value-type="float">
            <text:p>1185316</text:p>
          </table:table-cell>
          <table:table-cell office:value-type="float" office:value="2407722" calcext:value-type="float">
            <text:p>2407722</text:p>
          </table:table-cell>
          <table:table-cell office:value-type="float" office:value="733416" calcext:value-type="float">
            <text:p>733416</text:p>
          </table:table-cell>
          <table:table-cell/>
          <table:table-cell office:value-type="string" calcext:value-type="string">
            <text:p>Strider</text:p>
          </table:table-cell>
          <table:table-cell office:value-type="float" office:value="1572686" calcext:value-type="float">
            <text:p>1572686</text:p>
          </table:table-cell>
          <table:table-cell office:value-type="float" office:value="982504" calcext:value-type="float">
            <text:p>982504</text:p>
          </table:table-cell>
          <table:table-cell office:value-type="float" office:value="1095401" calcext:value-type="float">
            <text:p>1095401</text:p>
          </table:table-cell>
          <table:table-cell office:value-type="float" office:value="2364063" calcext:value-type="float">
            <text:p>2364063</text:p>
          </table:table-cell>
          <table:table-cell office:value-type="float" office:value="659104" calcext:value-type="float">
            <text:p>659104</text:p>
          </table:table-cell>
          <table:table-cell table:number-columns-repeated="2"/>
          <table:table-cell office:value-type="float" office:value="1579479" calcext:value-type="float">
            <text:p>1579479</text:p>
          </table:table-cell>
          <table:table-cell office:value-type="float" office:value="986196" calcext:value-type="float">
            <text:p>986196</text:p>
          </table:table-cell>
          <table:table-cell office:value-type="float" office:value="1092168" calcext:value-type="float">
            <text:p>1092168</text:p>
          </table:table-cell>
          <table:table-cell office:value-type="float" office:value="2391669" calcext:value-type="float">
            <text:p>2391669</text:p>
          </table:table-cell>
          <table:table-cell office:value-type="float" office:value="661032" calcext:value-type="float">
            <text:p>66103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9796" calcext:value-type="float">
            <text:p>0.9796</text:p>
          </table:table-cell>
          <table:table-cell office:value-type="float" office:value="0.9676" calcext:value-type="float">
            <text:p>0.9676</text:p>
          </table:table-cell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795" calcext:value-type="float">
            <text:p>0.9795</text:p>
          </table:table-cell>
          <table:table-cell table:number-columns-repeated="2"/>
          <table:table-cell office:value-type="float" office:value="0.988" calcext:value-type="float">
            <text:p>0.988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9773" calcext:value-type="float">
            <text:p>0.977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8619" calcext:value-type="float">
            <text:p>0.8619</text:p>
          </table:table-cell>
          <table:table-cell table:number-columns-repeated="2"/>
          <table:table-cell office:value-type="float" office:value="0.9025" calcext:value-type="float">
            <text:p>0.9025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7755" calcext:value-type="float">
            <text:p>0.7755</text:p>
          </table:table-cell>
          <table:table-cell table:number-columns-repeated="2"/>
          <table:table-cell office:value-type="float" office:value="0.8702" calcext:value-type="float">
            <text:p>0.870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7656" calcext:value-type="float">
            <text:p>0.7656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office:value-type="float" office:value="1.6015" calcext:value-type="float">
            <text:p>1.6015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2.2847" calcext:value-type="float">
            <text:p>2.2847</text:p>
          </table:table-cell>
          <table:table-cell table:style-name="ce5" office:value-type="float" office:value="1.2584" calcext:value-type="float">
            <text:p>1.2584</text:p>
          </table:table-cell>
          <table:table-cell table:style-name="ce5" office:value-type="float" office:value="2.2969" calcext:value-type="float">
            <text:p>2.2969</text:p>
          </table:table-cell>
          <table:table-cell table:formula="of:=AVERAGE([.C14:.G14])" office:value-type="float" office:value="1.9203" calcext:value-type="float">
            <text:p>1.9203</text:p>
          </table:table-cell>
          <table:table-cell table:style-name="ce5"/>
          <table:table-cell table:style-name="ce5" office:value-type="float" office:value="1.3752" calcext:value-type="float">
            <text:p>1.3752</text:p>
          </table:table-cell>
          <table:table-cell table:style-name="ce5" office:value-type="float" office:value="1.7016" calcext:value-type="float">
            <text:p>1.7016</text:p>
          </table:table-cell>
          <table:table-cell table:style-name="ce5" office:value-type="float" office:value="1.9843" calcext:value-type="float">
            <text:p>1.9843</text:p>
          </table:table-cell>
          <table:table-cell table:style-name="ce5" office:value-type="float" office:value="1.1711" calcext:value-type="float">
            <text:p>1.1711</text:p>
          </table:table-cell>
          <table:table-cell table:style-name="ce5" office:value-type="float" office:value="1.8852" calcext:value-type="float">
            <text:p>1.8852</text:p>
          </table:table-cell>
          <table:table-cell table:style-name="ce2" table:formula="of:=AVERAGE([.J14:.N14])" office:value-type="float" office:value="1.62348" calcext:value-type="float">
            <text:p>1.62348</text:p>
          </table:table-cell>
          <table:table-cell table:style-name="ce5"/>
          <table:table-cell table:style-name="ce5" office:value-type="float" office:value="1.3888" calcext:value-type="float">
            <text:p>1.3888</text:p>
          </table:table-cell>
          <table:table-cell table:style-name="ce5" office:value-type="float" office:value="1.7166" calcext:value-type="float">
            <text:p>1.7166</text:p>
          </table:table-cell>
          <table:table-cell table:style-name="ce5" office:value-type="float" office:value="1.9735" calcext:value-type="float">
            <text:p>1.9735</text:p>
          </table:table-cell>
          <table:table-cell table:style-name="ce5" office:value-type="float" office:value="1.2263" calcext:value-type="float">
            <text:p>1.2263</text:p>
          </table:table-cell>
          <table:table-cell table:style-name="ce5" office:value-type="float" office:value="1.8958" calcext:value-type="float">
            <text:p>1.8958</text:p>
          </table:table-cell>
          <table:table-cell table:formula="of:=AVERAGE([.Q14:.U14])" office:value-type="float" office:value="1.6402" calcext:value-type="float">
            <text:p>1.6402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office:value-type="float" office:value="0.7895" calcext:value-type="float">
            <text:p>0.7895</text:p>
          </table:table-cell>
          <table:table-cell office:value-type="float" office:value="1.1381" calcext:value-type="float">
            <text:p>1.1381</text:p>
          </table:table-cell>
          <table:table-cell office:value-type="float" office:value="1.4908" calcext:value-type="float">
            <text:p>1.4908</text:p>
          </table:table-cell>
          <table:table-cell office:value-type="float" office:value="0.9566" calcext:value-type="float">
            <text:p>0.9566</text:p>
          </table:table-cell>
          <table:table-cell office:value-type="float" office:value="1.7623" calcext:value-type="float">
            <text:p>1.7623</text:p>
          </table:table-cell>
          <table:table-cell table:number-columns-repeated="2"/>
          <table:table-cell office:value-type="float" office:value="1.1074" calcext:value-type="float">
            <text:p>1.1074</text:p>
          </table:table-cell>
          <table:table-cell office:value-type="float" office:value="1.7581" calcext:value-type="float">
            <text:p>1.7581</text:p>
          </table:table-cell>
          <table:table-cell office:value-type="float" office:value="2.1523" calcext:value-type="float">
            <text:p>2.1523</text:p>
          </table:table-cell>
          <table:table-cell office:value-type="float" office:value="0.522" calcext:value-type="float">
            <text:p>0.522</text:p>
          </table:table-cell>
          <table:table-cell office:value-type="float" office:value="2.443" calcext:value-type="float">
            <text:p>2.443</text:p>
          </table:table-cell>
          <table:table-cell table:number-columns-repeated="2"/>
          <table:table-cell office:value-type="float" office:value="0.9648" calcext:value-type="float">
            <text:p>0.9648</text:p>
          </table:table-cell>
          <table:table-cell office:value-type="float" office:value="1.5329" calcext:value-type="float">
            <text:p>1.5329</text:p>
          </table:table-cell>
          <table:table-cell office:value-type="float" office:value="1.9222" calcext:value-type="float">
            <text:p>1.9222</text:p>
          </table:table-cell>
          <table:table-cell office:value-type="float" office:value="0.74" calcext:value-type="float">
            <text:p>0.74</text:p>
          </table:table-cell>
          <table:table-cell office:value-type="float" office:value="2.1101" calcext:value-type="float">
            <text:p>2.1101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857" calcext:value-type="float">
            <text:p>0.0857</text:p>
          </table:table-cell>
          <table:table-cell table:number-columns-repeated="2"/>
          <table:table-cell office:value-type="float" office:value="0.1002" calcext:value-type="float">
            <text:p>0.100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915" calcext:value-type="float">
            <text:p>0.0915</text:p>
          </table:table-cell>
          <table:table-cell table:number-columns-repeated="2"/>
          <table:table-cell office:value-type="float" office:value="0.0953" calcext:value-type="float">
            <text:p>0.0953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814" calcext:value-type="float">
            <text:p>0.0814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3859" calcext:value-type="float">
            <text:p>0.3859</text:p>
          </table:table-cell>
          <table:table-cell table:number-columns-repeated="2"/>
          <table:table-cell office:value-type="float" office:value="0.1883" calcext:value-type="float">
            <text:p>0.1883</text:p>
          </table:table-cell>
          <table:table-cell office:value-type="float" office:value="0.282" calcext:value-type="float">
            <text:p>0.282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4266" calcext:value-type="float">
            <text:p>0.4266</text:p>
          </table:table-cell>
          <table:table-cell table:number-columns-repeated="2"/>
          <table:table-cell office:value-type="float" office:value="0.1891" calcext:value-type="float">
            <text:p>0.1891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142" calcext:value-type="float">
            <text:p>0.142</text:p>
          </table:table-cell>
          <table:table-cell office:value-type="float" office:value="0.4207" calcext:value-type="float">
            <text:p>0.4207</text:p>
          </table:table-cell>
          <table:table-cell table:number-columns-repeated="1003"/>
        </table:table-row>
        <table:table-row table:style-name="ro1">
          <table:table-cell table:style-name="ce2" table:number-columns-repeated="7"/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5"/>
          <table:table-cell table:formula="of:=AVERAGE([.C23:.G23])" office:value-type="string" office:string-value="" calcext:value-type="error">
            <text:p>#DIV/0!</text:p>
          </table:table-cell>
          <table:table-cell table:style-name="ce5" table:number-columns-repeated="6"/>
          <table:table-cell table:style-name="ce2" table:formula="of:=AVERAGE([.J23:.N23])" office:value-type="string" office:string-value="" calcext:value-type="error">
            <text:p>#DIV/0!</text:p>
          </table:table-cell>
          <table:table-cell table:style-name="ce5" table:number-columns-repeated="6"/>
          <table:table-cell table:formula="of:=AVERAGE([.Q23:.U23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7"/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5"/>
          <table:table-cell table:formula="of:=AVERAGE([.C32:.G32])" office:value-type="string" office:string-value="" calcext:value-type="error">
            <text:p>#DIV/0!</text:p>
          </table:table-cell>
          <table:table-cell table:style-name="ce5" table:number-columns-repeated="6"/>
          <table:table-cell table:style-name="ce2" table:formula="of:=AVERAGE([.J32:.N32])" office:value-type="string" office:string-value="" calcext:value-type="error">
            <text:p>#DIV/0!</text:p>
          </table:table-cell>
          <table:table-cell table:style-name="ce5" table:number-columns-repeated="6"/>
          <table:table-cell table:formula="of:=AVERAGE([.Q32:.U32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7"/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5"/>
          <table:table-cell table:formula="of:=AVERAGE([.C41:.G41])" office:value-type="string" office:string-value="" calcext:value-type="error">
            <text:p>#DIV/0!</text:p>
          </table:table-cell>
          <table:table-cell table:style-name="ce5" table:number-columns-repeated="6"/>
          <table:table-cell table:style-name="ce2" table:formula="of:=AVERAGE([.J41:.N41])" office:value-type="string" office:string-value="" calcext:value-type="error">
            <text:p>#DIV/0!</text:p>
          </table:table-cell>
          <table:table-cell table:style-name="ce5" table:number-columns-repeated="6"/>
          <table:table-cell table:formula="of:=AVERAGE([.Q41:.U4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ttempt Name</text:p>
          </table:table-cell>
          <table:table-cell office:value-type="string" calcext:value-type="string">
            <text:p>Attempt Description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No prefetcher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during cpuRequest, if L1Miss, request the block of 16 bytes after the cpuRequest</text:p>
          </table:table-cell>
        </table:table-row>
        <table:table-row table:style-name="ro1">
          <table:table-cell office:value-type="string" calcext:value-type="string">
            <text:p>Simple1</text:p>
          </table:table-cell>
          <table:table-cell office:value-type="string" calcext:value-type="string">
            <text:p>Same as simple, except will make two requests resulting in 32 bytes</text:p>
          </table:table-cell>
        </table:table-row>
        <table:table-row table:style-name="ro1">
          <table:table-cell office:value-type="string" calcext:value-type="string">
            <text:p>Simple N (N = 13)</text:p>
          </table:table-cell>
          <table:table-cell office:value-type="string" calcext:value-type="string">
            <text:p>Same as simple, except will make N requests resulting in N*16 bytes</text:p>
          </table:table-cell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Grab 16 bytes in the front or behind up to n times depending on the difference of the last two addresses accessed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office:value-type="string" calcext:value-type="string">
            <text:p>search the last 100 addresses and look for memory strid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 style:data-style-name="N2" text:time-value="13:13:30.918875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ornson </meta:initial-creator>
    <meta:creation-date>2015-02-11T16:04:21.805065109</meta:creation-date>
    <dc:date>2015-02-23T20:46:42.342196409</dc:date>
    <dc:creator>tsornson </dc:creator>
    <meta:editing-duration>P5DT8H50M45S</meta:editing-duration>
    <meta:editing-cycles>10</meta:editing-cycles>
    <meta:generator>LibreOffice/4.2.7.2$Linux_X86_64 LibreOffice_project/420m0$Build-2</meta:generator>
    <meta:document-statistic meta:table-count="2" meta:cell-count="369" meta:object-count="0"/>
  </office:meta>
</office:document-meta>
</file>